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Tahoma1" svg:font-family="Tahoma"/>
    <style:font-face style:name="Wingdings" svg:font-family="Wingdings"/>
    <style:font-face style:name="Times New Roman" svg:font-family="'Times New Roman'" style:font-family-generic="roman"/>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8.501cm" fo:margin-top="0cm" fo:margin-bottom="0.101cm" table:align="margins"/>
    </style:style>
    <style:style style:name="Table1.A" style:family="table-column">
      <style:table-column-properties style:column-width="2.91cm" style:rel-column-width="10310*"/>
    </style:style>
    <style:style style:name="Table1.B" style:family="table-column">
      <style:table-column-properties style:column-width="3.704cm" style:rel-column-width="13121*"/>
    </style:style>
    <style:style style:name="Table1.C" style:family="table-column">
      <style:table-column-properties style:column-width="6.535cm" style:rel-column-width="23150*"/>
    </style:style>
    <style:style style:name="Table1.D" style:family="table-column">
      <style:table-column-properties style:column-width="5.352cm" style:rel-column-width="18954*"/>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8.501cm" fo:margin-top="0cm" fo:margin-bottom="0.101cm" table:align="margins"/>
    </style:style>
    <style:style style:name="Table3.A" style:family="table-column">
      <style:table-column-properties style:column-width="3.281cm" style:rel-column-width="11622*"/>
    </style:style>
    <style:style style:name="Table3.B" style:family="table-column">
      <style:table-column-properties style:column-width="3.175cm" style:rel-column-width="11247*"/>
    </style:style>
    <style:style style:name="Table3.C" style:family="table-column">
      <style:table-column-properties style:column-width="4.18cm" style:rel-column-width="14809*"/>
    </style:style>
    <style:style style:name="Table3.D" style:family="table-column">
      <style:table-column-properties style:column-width="7.865cm" style:rel-column-width="27857*"/>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8.501cm" table:align="margins"/>
    </style:style>
    <style:style style:name="Table4.A" style:family="table-column">
      <style:table-column-properties style:column-width="3.069cm" style:rel-column-width="10872*"/>
    </style:style>
    <style:style style:name="Table4.B" style:family="table-column">
      <style:table-column-properties style:column-width="4.471cm" style:rel-column-width="15840*"/>
    </style:style>
    <style:style style:name="Table4.C" style:family="table-column">
      <style:table-column-properties style:column-width="4.815cm" style:rel-column-width="17058*"/>
    </style:style>
    <style:style style:name="Table4.D" style:family="table-column">
      <style:table-column-properties style:column-width="6.145cm" style:rel-column-width="21765*"/>
    </style:style>
    <style:style style:name="Table4.A1" style:family="table-cell">
      <style:table-cell-properties fo:padding="0.049cm" fo:border-left="0.002cm solid #000000" fo:border-right="none" fo:border-top="0.002cm solid #000000" fo:border-bottom="0.002cm solid #000000"/>
    </style:style>
    <style:style style:name="Table4.D1" style:family="table-cell">
      <style:table-cell-properties fo:padding="0.049cm" fo:border="0.002cm solid #000000"/>
    </style:style>
    <style:style style:name="Table4.A2" style:family="table-cell">
      <style:table-cell-properties fo:padding="0.049cm" fo:border-left="0.002cm solid #000000" fo:border-right="none" fo:border-top="none" fo:border-bottom="0.002cm solid #000000"/>
    </style:style>
    <style:style style:name="Table4.D2" style:family="table-cell">
      <style:table-cell-properties fo:padding="0.049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Arial1" fo:font-size="10pt" style:font-name-asian="Times New Roman" style:font-size-asian="10pt" style:font-name-complex="Times New Roman" style:font-size-complex="10pt"/>
    </style:style>
    <style:style style:name="P2" style:family="paragraph" style:parent-style-name="Standard">
      <style:paragraph-properties fo:text-align="center" style:justify-single-word="false" style:text-autospace="none"/>
      <style:text-properties style:font-name="Arial1" fo:font-size="10pt" style:font-name-asian="Times New Roman" style:font-size-asian="10pt" style:font-name-complex="Times New Roman" style:font-size-complex="10pt"/>
    </style:style>
    <style:style style:name="P3" style:family="paragraph" style:parent-style-name="Standard">
      <style:paragraph-properties fo:text-align="center" style:justify-single-word="false" style:text-autospace="none"/>
      <style:text-properties style:font-name="Arial1" fo:font-size="10pt" fo:font-weight="bold" style:font-name-asian="Times New Roman" style:font-size-asian="10pt" style:font-weight-asian="bold" style:font-name-complex="Times New Roman" style:font-size-complex="10pt" style:font-weight-complex="bold"/>
    </style:style>
    <style:style style:name="P4" style:family="paragraph" style:parent-style-name="Standard">
      <style:paragraph-properties style:text-autospace="none"/>
      <style:text-properties style:font-name="Arial1" fo:font-size="10pt" fo:font-weight="bold" style:font-name-asian="Times New Roman" style:font-size-asian="10pt" style:font-weight-asian="bold" style:font-name-complex="Times New Roman" style:font-size-complex="10pt" style:font-weight-complex="bold"/>
    </style:style>
    <style:style style:name="P5" style:family="paragraph" style:parent-style-name="Standard">
      <style:paragraph-properties fo:text-align="start" style:justify-single-word="false" style:text-autospace="none"/>
      <style:text-properties style:font-name="Arial1" fo:font-size="10pt" fo:font-weight="bold" style:font-name-asian="Times New Roman" style:font-size-asian="10pt" style:font-weight-asian="bold" style:font-name-complex="Times New Roman" style:font-size-complex="10pt" style:font-weight-complex="bold"/>
    </style:style>
    <style:style style:name="P6" style:family="paragraph" style:parent-style-name="Standard">
      <style:paragraph-properties fo:text-align="start" style:justify-single-word="false" style:text-autospace="none"/>
      <style:text-properties style:font-name="Arial1" fo:font-size="10pt" style:font-size-asian="10pt" style:font-size-complex="10pt"/>
    </style:style>
    <style:style style:name="P7" style:family="paragraph" style:parent-style-name="Standard">
      <style:paragraph-properties fo:text-align="center" style:justify-single-word="false" style:text-autospace="none"/>
      <style:text-properties style:font-name="Arial1" fo:font-size="10pt"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8" style:family="paragraph" style:parent-style-name="Standard">
      <style:paragraph-properties fo:text-align="start" style:justify-single-word="false"/>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9" style:family="paragraph" style:parent-style-name="Standard">
      <style:paragraph-properties fo:text-align="start" style:justify-single-word="false" style:text-autospace="none"/>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10" style:family="paragraph" style:parent-style-name="Standard">
      <style:paragraph-properties style:text-autospace="none"/>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11" style:family="paragraph" style:parent-style-name="Standard">
      <style:paragraph-properties fo:text-align="center" style:justify-single-word="false" style:text-autospace="none"/>
      <style:text-properties style:font-name="Calibri" fo:font-size="14pt" fo:font-weight="bold" style:font-name-asian="Times New Roman" style:font-size-asian="14pt" style:font-weight-asian="bold" style:font-name-complex="Times New Roman" style:font-size-complex="14pt" style:font-weight-complex="bold"/>
    </style:style>
    <style:style style:name="P12" style:family="paragraph" style:parent-style-name="Standard">
      <style:paragraph-properties fo:margin-top="0cm" fo:margin-bottom="0.101cm" fo:text-align="start" style:justify-single-word="false" style:text-autospace="none"/>
      <style:text-properties style:font-name="Arial1" fo:font-size="10pt" style:font-name-asian="Times New Roman" style:font-size-asian="10pt" style:font-name-complex="Times New Roman" style:font-size-complex="10pt"/>
    </style:style>
    <style:style style:name="P13" style:family="paragraph" style:parent-style-name="Standard">
      <style:paragraph-properties fo:text-align="start" style:justify-single-word="false" fo:background-color="#e6e6e6" fo:padding="0.199cm" fo:border="0.018cm solid #000000" style:shadow="#808080 0.049cm 0.049cm" style:text-autospace="none">
        <style:background-image/>
      </style:paragraph-properties>
      <style:text-properties style:font-name="Arial1" fo:font-size="10pt" style:font-name-asian="Times New Roman" style:font-size-asian="10pt" style:font-name-complex="Times New Roman" style:font-size-complex="10pt"/>
    </style:style>
    <style:style style:name="P14" style:family="paragraph" style:parent-style-name="Standard">
      <style:paragraph-properties fo:margin-top="0cm" fo:margin-bottom="0cm" fo:line-height="100%" fo:background-color="transparent" fo:padding="0cm" fo:border="none" style:shadow="none">
        <style:background-image/>
      </style:paragraph-properties>
    </style:style>
    <style:style style:name="P15" style:family="paragraph" style:parent-style-name="Standard">
      <style:paragraph-properties fo:margin-top="0.101cm" fo:margin-bottom="0cm" fo:line-height="100%" fo:text-align="start" style:justify-single-word="false" fo:background-color="transparent" fo:padding="0cm" fo:border="none" style:shadow="none" style:text-autospace="none">
        <style:background-image/>
      </style:paragraph-properties>
      <style:text-properties style:font-name="Arial1" fo:font-size="10pt" style:font-name-asian="Times New Roman" style:font-size-asian="10pt" style:font-name-complex="Times New Roman" style:font-size-complex="10pt"/>
    </style:style>
    <style:style style:name="P16" style:family="paragraph" style:parent-style-name="Table_20_Contents">
      <style:paragraph-properties fo:text-align="start" style:justify-single-word="false"/>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17" style:family="paragraph" style:parent-style-name="Standard">
      <style:paragraph-properties fo:text-align="start" style:justify-single-word="false" fo:background-color="#e6e6e6" fo:padding="0.199cm" fo:border="0.018cm solid #000000" style:shadow="#808080 0.049cm 0.049cm" style:text-autospace="none">
        <style:background-image/>
      </style:paragraph-properties>
      <style:text-properties style:font-name="Arial1" fo:font-size="10pt" style:font-name-asian="Times New Roman" style:font-size-asian="10pt" style:font-name-complex="Times New Roman" style:font-size-complex="10pt"/>
    </style:style>
    <style:style style:name="P18" style:family="paragraph" style:parent-style-name="Standard">
      <style:paragraph-properties fo:text-align="start" style:justify-single-word="false" fo:background-color="#e6e6e6" fo:padding="0.199cm" fo:border="0.018cm solid #000000" style:shadow="#808080 0.049cm 0.049cm" style:text-autospace="none">
        <style:background-image/>
      </style:paragraph-properties>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19" style:family="paragraph" style:parent-style-name="Standard">
      <style:text-properties style:font-name="Arial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ext-autospace="none"/>
      <style:text-properties style:font-name="Arial1" fo:font-size="10pt" style:font-name-asian="Times New Roman" style:font-size-asian="10pt" style:font-name-complex="Times New Roman" style:font-size-complex="10pt"/>
    </style:style>
    <style:style style:name="P21" style:family="paragraph" style:parent-style-name="Standard">
      <style:paragraph-properties style:text-autospace="none"/>
      <style:text-properties style:font-name="Arial1" fo:font-size="10pt" style:font-size-asian="10pt" style:font-size-complex="10pt"/>
    </style:style>
    <style:style style:name="P22" style:family="paragraph" style:parent-style-name="Standard">
      <style:paragraph-properties fo:margin-top="0cm" fo:margin-bottom="0.101cm" fo:text-align="start" style:justify-single-word="false" style:text-autospace="none"/>
      <style:text-properties style:font-name="Calibri" fo:font-size="14pt" fo:font-weight="bold" style:font-name-asian="Times New Roman" style:font-size-asian="14pt" style:font-weight-asian="bold" style:font-name-complex="Times New Roman" style:font-size-complex="14pt" style:font-weight-complex="bold"/>
    </style:style>
    <style:style style:name="P23" style:family="paragraph" style:parent-style-name="Standard">
      <style:paragraph-properties fo:margin-top="0cm" fo:margin-bottom="0.101cm" fo:text-align="start" style:justify-single-word="false" fo:background-color="transparent" style:text-autospace="none">
        <style:background-image/>
      </style:paragraph-properties>
      <style:text-properties style:font-name="Calibri" fo:font-size="14pt" fo:font-style="normal" fo:font-weight="bold" style:font-name-asian="Times New Roman" style:font-size-asian="14pt" style:font-style-asian="normal" style:font-weight-asian="bold" style:font-name-complex="Times New Roman" style:font-size-complex="14pt" style:font-style-complex="normal" style:font-weight-complex="bold"/>
    </style:style>
    <style:style style:name="T1" style:family="text">
      <style:text-properties fo:font-size="11pt" style:font-size-asian="11pt" style:font-size-complex="11pt"/>
    </style:style>
    <style:style style:name="T2" style:family="text">
      <style:text-properties style:font-name-asian="Times New Roman" style:font-name-complex="Times New Roman"/>
    </style:style>
    <style:style style:name="T3" style:family="text">
      <style:text-properties fo:font-weight="bold" style:font-weight-asian="bold" style:font-weight-complex="bold"/>
    </style:style>
    <style:style style:name="T4" style:family="text">
      <style:text-properties fo:font-weight="bold" style:font-name-asian="Wingdings" style:font-weight-asian="bold" style:font-name-complex="Wingdings" style:font-weight-complex="bold"/>
    </style:style>
    <style:style style:name="T5" style:family="text">
      <style:text-properties style:font-name-asian="Wingdings" style:font-name-complex="Wingdings"/>
    </style:style>
    <style:style style:name="T6" style:family="text">
      <style:text-properties style:font-name="Arial1" fo:font-size="10pt" fo:font-weight="normal" style:font-name-asian="Wingdings" style:font-size-asian="10pt" style:font-weight-asian="normal" style:font-name-complex="Wingdings" style:font-size-complex="10pt" style:font-weight-complex="normal"/>
    </style:style>
    <style:style style:name="T7" style:family="text">
      <style:text-properties style:font-name="Arial1" fo:font-size="10pt" style:font-name-asian="Wingdings" style:font-size-asian="10pt" style:font-name-complex="Wingdings" style:font-size-complex="10pt"/>
    </style:style>
    <style:style style:name="T8" style:family="text">
      <style:text-properties style:font-name="Arial1"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style:font-name-asian="Wingdings" style:font-weight-asian="normal" style:font-name-complex="Wingdings" style:font-weight-complex="normal"/>
    </style:style>
    <style:style style:name="T11" style:family="text">
      <style:text-properties style:text-position="super 58%"/>
    </style:style>
    <style:style style:name="T12" style:family="text">
      <style:text-properties style:text-position="super 58%" fo:font-weight="normal" style:font-name-asian="Wingdings" style:font-weight-asian="normal" style:font-name-complex="Wingdings" style:font-weight-complex="normal"/>
    </style:style>
    <style:style style:name="T13" style:family="text">
      <style:text-properties style:text-position="super 58%" style:font-name-asian="Wingdings" style:font-name-complex="Wingdings"/>
    </style:style>
    <style:style style:name="T14" style:family="text">
      <style:text-properties style:text-position="super 58%" style:font-name="Arial1" fo:font-size="10pt" fo:font-weight="normal" style:font-name-asian="Wingdings" style:font-size-asian="10pt" style:font-weight-asian="normal" style:font-name-complex="Wingdings" style:font-size-complex="10pt" style:font-weight-complex="normal"/>
    </style:style>
    <style:style style:name="T15" style:family="text">
      <style:text-properties style:text-position="super 58%" style:font-name="Arial1" fo:font-size="10pt" style:font-name-asian="Wingdings" style:font-size-asian="10pt" style:font-name-complex="Wingdings" style:font-size-complex="10pt"/>
    </style:style>
    <style:style style:name="T16" style:family="text">
      <style:text-properties style:text-position="super 58%" fo:font-weight="bold" style:font-weight-asian="bold" style:font-weight-complex="bold"/>
    </style:style>
    <style:style style:name="T17" style:family="text">
      <style:text-properties style:text-position="super 58%" style:text-underline-style="none"/>
    </style:style>
    <style:style style:name="T18" style:family="text">
      <style:text-properties style:text-position="sub 58%"/>
    </style:style>
    <style:style style:name="T19" style:family="text">
      <style:text-properties style:text-position="sub 58%" fo:font-weight="normal" style:font-name-asian="Wingdings" style:font-weight-asian="normal" style:font-name-complex="Wingdings" style:font-weight-complex="normal"/>
    </style:style>
    <style:style style:name="T20" style:family="text">
      <style:text-properties style:text-position="sub 58%" style:font-name-asian="Wingdings" style:font-name-complex="Wingdings"/>
    </style:style>
    <style:style style:name="T21" style:family="text">
      <style:text-properties style:text-position="sub 58%" style:font-name="Arial1" fo:font-size="10pt" fo:font-weight="normal" style:font-name-asian="Wingdings" style:font-size-asian="10pt" style:font-weight-asian="normal" style:font-name-complex="Wingdings" style:font-size-complex="10pt" style:font-weight-complex="normal"/>
    </style:style>
    <style:style style:name="T22" style:family="text">
      <style:text-properties style:text-position="sub 58%" style:font-name="Arial1" fo:font-size="10pt" style:font-name-asian="Wingdings" style:font-size-asian="10pt" style:font-name-complex="Wingdings" style:font-size-complex="10pt"/>
    </style:style>
    <style:style style:name="T23" style:family="text">
      <style:text-properties style:text-position="0% 100%"/>
    </style:style>
    <style:style style:name="T24" style:family="text">
      <style:text-properties style:text-position="0% 100%" style:font-name-asian="Wingdings" style:font-name-complex="Wingdings"/>
    </style:style>
    <style:style style:name="T25" style:family="text">
      <style:text-properties style:text-position="0% 100%" fo:font-weight="normal" style:font-name-asian="Wingdings" style:font-weight-asian="normal" style:font-name-complex="Wingdings" style:font-weight-complex="normal"/>
    </style:style>
    <style:style style:name="T26" style:family="text">
      <style:text-properties style:text-position="0% 100%" style:font-name="Arial1" fo:font-size="10pt" fo:font-weight="normal" style:font-name-asian="Wingdings" style:font-size-asian="10pt" style:font-weight-asian="normal" style:font-name-complex="Wingdings" style:font-size-complex="10pt" style:font-weight-complex="normal"/>
    </style:style>
    <style:style style:name="T27" style:family="text">
      <style:text-properties style:text-position="0% 100%" style:font-name="Arial1" fo:font-size="10pt" style:font-name-asian="Wingdings" style:font-size-asian="10pt" style:font-name-complex="Wingdings" style:font-size-complex="10pt"/>
    </style:style>
    <style:style style:name="T28" style:family="text">
      <style:text-properties style:font-name-asian="Arial1" style:font-name-complex="Arial1"/>
    </style:style>
    <style:style style:name="T29"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éaction entre le zinc et une solution de sulfate de cuivr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Expérience</text:p>
          </table:table-cell>
          <table:table-cell table:style-name="Table1.A1" office:value-type="string">
            <text:p text:style-name="P7">Observations </text:p>
          </table:table-cell>
          <table:table-cell table:style-name="Table1.A1" office:value-type="string">
            <text:p text:style-name="P7">Caractérisation des produits formés</text:p>
          </table:table-cell>
          <table:table-cell table:style-name="Table1.D1" office:value-type="string">
            <text:p text:style-name="P7">Interprétation</text:p>
          </table:table-cell>
        </table:table-row>
        <table:table-row>
          <table:table-cell table:style-name="Table1.A2" office:value-type="string">
            <text:p text:style-name="P1">On plonge une lame de zinc dans une solution de sulfate de cuivre II (couleur bleue).</text:p>
          </table:table-cell>
          <table:table-cell table:style-name="Table1.A2" office:value-type="string">
            <text:p text:style-name="P1">Après 12 heures, la partie immergée de la plaque est recouverte d’un dépôt de couleur rouge brique et la solution devient transparente.</text:p>
          </table:table-cell>
          <table:table-cell table:style-name="Table1.A2" office:value-type="string">
            <text:p text:style-name="P1">En présence de soude dans la solution à l'état final, il se forme un précipité blanc qui caractérise des ions Zn<text:span text:style-name="T11">2+</text:span>. Les ions Cu<text:span text:style-name="T11">2+</text:span> ont donc disparu, d'où le passage du bleu au transparent.</text:p>
            <text:p text:style-name="P1">Le dépôt rouge brique sur la lame de zinc rappelle la couleur du cuivre métal.</text:p>
          </table:table-cell>
          <table:table-cell table:style-name="Table1.D2" office:value-type="string">
            <text:p text:style-name="P1">Réactifs : Cu<text:span text:style-name="T11">2+</text:span><text:span text:style-name="T18">(aq)</text:span> et Zn<text:span text:style-name="T18">(s)</text:span></text:p>
            <text:p text:style-name="P1">Produits : Cu<text:span text:style-name="T18">(s)</text:span> et Zn<text:span text:style-name="T11">2+</text:span><text:span text:style-name="T18">(aq)</text:span></text:p>
            <text:p text:style-name="P1">Pour passer d’ions à des atomes ou inversement il faut qu’il y ait transfert d'électrons.</text:p>
            <text:p text:style-name="P2"><text:span text:style-name="T10">Zn</text:span><text:span text:style-name="T19">(s)</text:span><text:span text:style-name="T10"> = Zn</text:span><text:span text:style-name="T12">2+</text:span><text:span text:style-name="T19">(aq)</text:span><text:span text:style-name="T10"> + 2e</text:span><text:span text:style-name="T12">-</text:span></text:p>
            <text:p text:style-name="P2"><text:span text:style-name="T10">Cu</text:span><text:span text:style-name="T12">2+</text:span><text:span text:style-name="T19">(aq)</text:span><text:span text:style-name="T5"> + 2e</text:span><text:span text:style-name="T13">-</text:span><text:span text:style-name="T5"> = Cu</text:span><text:span text:style-name="T20">(s)</text:span></text:p>
          </table:table-cell>
        </table:table-row>
      </table:table>
      <text:p text:style-name="P1">Les atomes de zinc ont cédé deux électrons et les ions cuivre II en ont accepté deux. On peut donc écrire l'<text:span text:style-name="T10">équation de la réaction: Cu</text:span><text:span text:style-name="T12">2+</text:span><text:span text:style-name="T19">(aq)</text:span><text:span text:style-name="T5"> + </text:span>Zn<text:span text:style-name="T18">(s)</text:span><text:span text:style-name="T5"> = Cu</text:span><text:span text:style-name="T20">(s)</text:span><text:span text:style-name="T24"> + </text:span><text:span text:style-name="T23">Zn</text:span><text:span text:style-name="T11">2+</text:span><text:span text:style-name="T18">(aq)</text:span><text:span text:style-name="T23"> </text:span></text:p>
      <text:p text:style-name="P1"/>
      <text:p text:style-name="P23">Réaction entre le cuivre métal et une solution de nitrate d'argen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Expérience</text:p>
          </table:table-cell>
          <table:table-cell table:style-name="Table3.A1" office:value-type="string">
            <text:p text:style-name="P7">Observations </text:p>
          </table:table-cell>
          <table:table-cell table:style-name="Table3.A1" office:value-type="string">
            <text:p text:style-name="P7">Caractérisation des produits formés</text:p>
          </table:table-cell>
          <table:table-cell table:style-name="Table3.D1" office:value-type="string">
            <text:p text:style-name="P7">Interprétation</text:p>
          </table:table-cell>
        </table:table-row>
        <table:table-row>
          <table:table-cell table:style-name="Table3.A2" office:value-type="string">
            <text:p text:style-name="P1">Dans un erlenmeyer, on verse du nitrate d’argent et on ajoute un fil de cuivre.</text:p>
          </table:table-cell>
          <table:table-cell table:style-name="Table3.A2" office:value-type="string">
            <text:p text:style-name="P1">La solution est devenue bleue et il se forme une dépôt sur le fil de cuivre en forme d'arborescence.</text:p>
          </table:table-cell>
          <table:table-cell table:style-name="Table3.A2" office:value-type="string">
            <text:p text:style-name="P1">La couleur bleue caractérise la production d’ions cuivre II et l'arborescence la production d’argent métallique.</text:p>
          </table:table-cell>
          <table:table-cell table:style-name="Table3.D2" office:value-type="string">
            <text:p text:style-name="P1">Réactifs : Cu<text:span text:style-name="T18">(s)</text:span> et Ag<text:span text:style-name="T11">+</text:span><text:span text:style-name="T18">(aq)</text:span></text:p>
            <text:p text:style-name="P1">Produits : <text:span text:style-name="T10">Cu</text:span><text:span text:style-name="T12">2+</text:span><text:span text:style-name="T19">(aq)</text:span> et Ag<text:span text:style-name="T18">(s)</text:span></text:p>
            <text:p text:style-name="P1">Pour passer d’ions à des atomes ou inversement il faut qu’il y ait transfert d'électrons.</text:p>
            <text:p text:style-name="P2"><text:span text:style-name="T10">Ag</text:span><text:span text:style-name="T12">+</text:span><text:span text:style-name="T19">(aq)</text:span><text:span text:style-name="T10"> + e</text:span><text:span text:style-name="T12">-</text:span><text:span text:style-name="T10"> = Ag</text:span><text:span text:style-name="T19">(s)</text:span></text:p>
            <text:p text:style-name="P2"><text:span text:style-name="T10">Cu</text:span><text:span text:style-name="T19">(s)</text:span><text:span text:style-name="T25"> </text:span><text:span text:style-name="T5">= Cu</text:span><text:span text:style-name="T13">2+</text:span><text:span text:style-name="T20">(aq) </text:span><text:span text:style-name="T24">+ 2e</text:span><text:span text:style-name="T13">-</text:span></text:p>
          </table:table-cell>
        </table:table-row>
      </table:table>
      <text:p text:style-name="P12">Les atomes de cuivre ont cédé deux électrons et les ions argent I en ont accepté un. On peut donc écrire l'<text:span text:style-name="T10">équation de la réaction à partir des deux demi-équations en prenant soin d'</text:span><text:span text:style-name="T4">équilibrer les charges</text:span><text:span text:style-name="T10">:</text:span></text:p>
      <text:p text:style-name="P14"><text:tab/>demi-équation 1:<text:tab/><text:span text:style-name="T6">Ag</text:span><text:span text:style-name="T14">+</text:span><text:span text:style-name="T21">(aq)<text:tab/></text:span><text:span text:style-name="T6">+<text:tab/>e</text:span><text:span text:style-name="T14">-<text:tab/></text:span><text:span text:style-name="T6">=<text:tab/>Ag</text:span><text:span text:style-name="T21">(s)</text:span><text:tab/><text:tab/><text:tab/><text:tab/>x <text:span text:style-name="T3">2</text:span></text:p>
      <text:p text:style-name="P14"><text:tab/>demi-équation 2: <text:tab/><text:tab/><text:tab/><text:span text:style-name="T6">Cu</text:span><text:span text:style-name="T21">(s)</text:span><text:span text:style-name="T26"> <text:tab/></text:span><text:span text:style-name="T7">= <text:tab/>Cu</text:span><text:span text:style-name="T15">2+</text:span><text:span text:style-name="T22">(aq) <text:tab/></text:span><text:span text:style-name="T27">+ <text:tab/>2e</text:span><text:span text:style-name="T15">-</text:span> <text:tab/><text:tab/>x <text:span text:style-name="T3">1</text:span></text:p>
      <text:p text:style-name="P14"><text:tab/><text:tab/><text:tab/><text:tab/>____________________________________________</text:p>
      <text:p text:style-name="P15"><text:span text:style-name="T10"><text:tab/>équation:<text:tab/><text:tab/>2Ag</text:span><text:span text:style-name="T12">+</text:span><text:span text:style-name="T19">(aq)<text:tab/></text:span><text:span text:style-name="T10">+<text:tab/>Cu</text:span><text:span text:style-name="T19">(s)</text:span><text:span text:style-name="T25"> <text:tab/></text:span><text:span text:style-name="T10">= <text:tab/>2Ag</text:span><text:span text:style-name="T19">(s)<text:tab/></text:span><text:span text:style-name="T25">+</text:span><text:span text:style-name="T19"><text:tab/></text:span><text:span text:style-name="T25">Cu</text:span><text:span text:style-name="T12">2+</text:span><text:span text:style-name="T19">(aq)</text:span></text:p>
      <text:p text:style-name="P1"/>
      <text:p text:style-name="P1"/>
      <text:p text:style-name="P11">Définitions</text:p>
      <text:p text:style-name="P13"><text:span text:style-name="T3">Réducteur</text:span>: un réducteur est une espèce chimique <text:span text:style-name="T3">susceptible de céder un ou plusieurs électrons</text:span>.</text:p>
      <text:p text:style-name="P13">Exemples de réducteurs: le métal zinc Zn<text:span text:style-name="T18">(s)</text:span> = Zn<text:span text:style-name="T11">2+</text:span><text:span text:style-name="T18">(aq)</text:span> + 2e<text:span text:style-name="T11">-</text:span>, le métal cuivre Cu<text:span text:style-name="T18">(s)</text:span> = Cu<text:span text:style-name="T11">2+</text:span><text:span text:style-name="T18">(aq)</text:span> + 2e<text:span text:style-name="T11">-</text:span></text:p>
      <text:p text:style-name="P13"/>
      <text:p text:style-name="P13"><text:span text:style-name="T3">Oxydant</text:span>: un oxydant est une espèce chimique <text:span text:style-name="T3">susceptible de capter un ou plusieurs électrons</text:span>.</text:p>
      <text:p text:style-name="P13">Exemple d’oxydants :les ions cuivre II Cu<text:span text:style-name="T11">2+</text:span><text:span text:style-name="T18">(aq)</text:span> + 2e<text:span text:style-name="T11">-</text:span> = Cu<text:span text:style-name="T18">(s)</text:span> , les ions argent Ag<text:span text:style-name="T11">+</text:span><text:span text:style-name="T18">(aq)</text:span> + e<text:span text:style-name="T11">-</text:span> = Ag<text:span text:style-name="T18">(s)</text:span></text:p>
      <text:p text:style-name="P13"/>
      <text:p text:style-name="P13"><text:span text:style-name="T3">Couple oxydant/réducteur</text:span>: un couple oxydant/réducteur est l’ensemble d’un oxydant et d’un réducteur qui sont liés par une demi-équation électronique : <text:span text:style-name="T3">oxydant + ne</text:span><text:span text:style-name="T16">-</text:span><text:span text:style-name="T3"> = réducteur</text:span></text:p>
      <text:p text:style-name="P13">Exemple: le cuivre est un réducteur et l’ion cuivre II capable de capter deux électrons est un oxydant. On dit que l’ion cuivre II est l’oxydant conjugué du cuivre ou que le cuivre est le réducteur conjugué de l’ion cuivre II.</text:p>
      <text:p text:style-name="P13"/>
      <text:p text:style-name="P13"><text:span text:style-name="T3">Réaction d'oxydoréduction: <text:s/></text:span><text:span text:style-name="T9">une réaction d’oxydoréduction consiste en un transfert d’électrons entre un oxydant d’un couple et un réducteur d’un autre couple. Elle est le résultat de la combinaison de deux demi-équations.</text:span></text:p>
      <text:p text:style-name="P13"><text:span text:style-name="T8"/></text:p>
      <text:p text:style-name="P18"><text:span text:style-name="T29">Remarque</text:span> : les électrons n’existent pas à l’état libre en solution aqueuse.</text:p>
      <text:p text:style-name="P9"/>
      <text:p text:style-name="P19"/>
      <text:p text:style-name="P11">Les couples à connaître et leurs demi-équations associé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Couple</text:p>
          </table:table-cell>
          <table:table-cell table:style-name="Table4.A1" office:value-type="string">
            <text:p text:style-name="P3">Nom de l’oxydant</text:p>
          </table:table-cell>
          <table:table-cell table:style-name="Table4.A1" office:value-type="string">
            <text:p text:style-name="P3">Nom du réducteur</text:p>
          </table:table-cell>
          <table:table-cell table:style-name="Table4.D1" office:value-type="string">
            <text:p text:style-name="P3">Demi-équation</text:p>
          </table:table-cell>
        </table:table-row>
        <table:table-row>
          <table:table-cell table:style-name="Table4.A2" office:value-type="string">
            <text:p text:style-name="P8">H<text:span text:style-name="T17">+</text:span><text:span text:style-name="T18">(aq)</text:span>/H<text:span text:style-name="T18">2(g)</text:span></text:p>
          </table:table-cell>
          <table:table-cell table:style-name="Table4.A2" office:value-type="string">
            <text:p text:style-name="P16">Ion H<text:span text:style-name="T11">+</text:span> (aqueux)</text:p>
          </table:table-cell>
          <table:table-cell table:style-name="Table4.A2" office:value-type="string">
            <text:p text:style-name="P16">Dihydrogène</text:p>
          </table:table-cell>
          <table:table-cell table:style-name="Table4.D2" office:value-type="string">
            <text:p text:style-name="P8">2H<text:span text:style-name="T11">+</text:span><text:span text:style-name="T18">(aq)</text:span>+ 2e<text:span text:style-name="T11">-</text:span> = H<text:span text:style-name="T18">2(g)</text:span></text:p>
          </table:table-cell>
        </table:table-row>
        <table:table-row>
          <table:table-cell table:style-name="Table4.A2" office:value-type="string">
            <text:p text:style-name="P8">Mn<text:span text:style-name="T11">+</text:span><text:span text:style-name="T18">(aq)</text:span>/M<text:span text:style-name="T18">(s)</text:span></text:p>
          </table:table-cell>
          <table:table-cell table:style-name="Table4.A2" office:value-type="string">
            <text:p text:style-name="P16">Cation métallique</text:p>
          </table:table-cell>
          <table:table-cell table:style-name="Table4.A2" office:value-type="string">
            <text:p text:style-name="P16">Métal</text:p>
          </table:table-cell>
          <table:table-cell table:style-name="Table4.D2" office:value-type="string">
            <text:p text:style-name="P8">Mn<text:span text:style-name="T11">+</text:span><text:span text:style-name="T18">(aq)</text:span> + ne<text:span text:style-name="T11">-</text:span> = M<text:span text:style-name="T18">(s)</text:span></text:p>
          </table:table-cell>
        </table:table-row>
        <table:table-row>
          <table:table-cell table:style-name="Table4.A2" office:value-type="string">
            <text:p text:style-name="P8">Fe<text:span text:style-name="T11">3+</text:span><text:span text:style-name="T18">(aq)</text:span>/Fe<text:span text:style-name="T11">2+</text:span><text:span text:style-name="T18">(aq)</text:span></text:p>
          </table:table-cell>
          <table:table-cell table:style-name="Table4.A2" office:value-type="string">
            <text:p text:style-name="P16">Ion fer III</text:p>
          </table:table-cell>
          <table:table-cell table:style-name="Table4.A2" office:value-type="string">
            <text:p text:style-name="P16">Ion fer II</text:p>
          </table:table-cell>
          <table:table-cell table:style-name="Table4.D2" office:value-type="string">
            <text:p text:style-name="P8">Fe<text:span text:style-name="T11">3+</text:span><text:span text:style-name="T18">(aq </text:span>+ e<text:span text:style-name="T11">-</text:span> = Fe<text:span text:style-name="T11">2+</text:span><text:span text:style-name="T18">(aq)</text:span></text:p>
          </table:table-cell>
        </table:table-row>
        <table:table-row>
          <table:table-cell table:style-name="Table4.A2" office:value-type="string">
            <text:p text:style-name="P8">MnO<text:span text:style-name="T11">4-</text:span><text:span text:style-name="T18">(aq)</text:span>/Mn<text:span text:style-name="T11">2+</text:span><text:span text:style-name="T18">(aq)</text:span></text:p>
          </table:table-cell>
          <table:table-cell table:style-name="Table4.A2" office:value-type="string">
            <text:p text:style-name="P8">Ion permanganate (violet)</text:p>
          </table:table-cell>
          <table:table-cell table:style-name="Table4.A2" office:value-type="string">
            <text:p text:style-name="P8">Ion manganèse II (incolore)</text:p>
          </table:table-cell>
          <table:table-cell table:style-name="Table4.D2" office:value-type="string">
            <text:p text:style-name="P8">MnO<text:span text:style-name="T11">4-</text:span><text:span text:style-name="T18">(aq)</text:span> + 8H<text:span text:style-name="T11">+</text:span> + 5e<text:span text:style-name="T11">-</text:span> = Mn<text:span text:style-name="T11">2+</text:span><text:span text:style-name="T18">(aq)</text:span> + 4H<text:span text:style-name="T18">2</text:span>O</text:p>
          </table:table-cell>
        </table:table-row>
        <table:table-row>
          <table:table-cell table:style-name="Table4.A2" office:value-type="string">
            <text:p text:style-name="P8">I<text:span text:style-name="T18">2(aq)</text:span>/I<text:span text:style-name="T11">-</text:span><text:span text:style-name="T18">(aq)</text:span></text:p>
          </table:table-cell>
          <table:table-cell table:style-name="Table4.A2" office:value-type="string">
            <text:p text:style-name="P16">Diiode</text:p>
          </table:table-cell>
          <table:table-cell table:style-name="Table4.A2" office:value-type="string">
            <text:p text:style-name="P16">Ion iodure</text:p>
          </table:table-cell>
          <table:table-cell table:style-name="Table4.D2" office:value-type="string">
            <text:p text:style-name="P8">I<text:span text:style-name="T18">2(aq)</text:span> + 2e<text:span text:style-name="T11">-</text:span> = 2I<text:span text:style-name="T11">-</text:span><text:span text:style-name="T18">(aq)</text:span></text:p>
          </table:table-cell>
        </table:table-row>
        <table:table-row>
          <table:table-cell table:style-name="Table4.A2" office:value-type="string">
            <text:p text:style-name="P8">S<text:span text:style-name="T18">4</text:span>O<text:span text:style-name="T18">6</text:span><text:span text:style-name="T11">2-</text:span><text:span text:style-name="T18">(aq)</text:span>/S<text:span text:style-name="T18">2</text:span>O<text:span text:style-name="T18">32-(aq)</text:span></text:p>
          </table:table-cell>
          <table:table-cell table:style-name="Table4.A2" office:value-type="string">
            <text:p text:style-name="P16">Ion tétrathionate</text:p>
          </table:table-cell>
          <table:table-cell table:style-name="Table4.A2" office:value-type="string">
            <text:p text:style-name="P16">Ion thiosulfate</text:p>
          </table:table-cell>
          <table:table-cell table:style-name="Table4.D2" office:value-type="string">
            <text:p text:style-name="P8">S<text:span text:style-name="T18">4</text:span>O<text:span text:style-name="T18">6</text:span><text:span text:style-name="T11">2-</text:span><text:span text:style-name="T18">(aq)</text:span> + 2e<text:span text:style-name="T11">-</text:span> = 2S<text:span text:style-name="T18">2</text:span>O<text:span text:style-name="T18">3</text:span><text:span text:style-name="T11">2-</text:span><text:span text:style-name="T18">(aq)</text:span></text:p>
          </table:table-cell>
        </table:table-row>
      </table:table>
      <text:p text:style-name="P9"/>
      <text:p text:style-name="P2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ahoma1" svg:font-family="Tahoma"/>
    <style:font-face style:name="Wingdings" svg:font-family="Wingdings"/>
    <style:font-face style:name="Times New Roman" svg:font-family="'Times New Roman'" style:font-family-generic="roman"/>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2T20:02:37.35</meta:creation-date>
    <dc:date>2009-06-25T12:29:29.60</dc:date>
    <meta:editing-duration>PT03H40M32S</meta:editing-duration>
    <meta:editing-cycles>57</meta:editing-cycles>
    <meta:generator>OpenOffice.org/3.0$Win32 OpenOffice.org_project/300m9$Build-9358</meta:generator>
    <meta:document-statistic meta:table-count="3" meta:image-count="0" meta:object-count="0" meta:page-count="1" meta:paragraph-count="71" meta:word-count="596" meta:character-count="3610"/>
    <meta:user-defined meta:name="Info 1"/>
    <meta:user-defined meta:name="Info 2"/>
    <meta:user-defined meta:name="Info 3"/>
    <meta:user-defined meta:name="Info 4"/>
  </office:meta>
</office:document-meta>
</file>